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1.3028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3.11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eeeeee" fo:padding="0in" fo:border-left="none" fo:border-right="none" fo:border-top="none" fo:border-bottom="0.75pt solid #000000" style:writing-mode="page">
        <style:background-image/>
      </style:table-cell-properties>
    </style:style>
    <style:style style:name="Table1.A4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2" style:family="table">
      <style:table-properties style:width="6.9299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.941in"/>
    </style:style>
    <style:style style:name="Table2.B" style:family="table-column">
      <style:table-column-properties style:column-width="4.988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2pt solid #000000" fo:border-bottom="none" style:writing-mode="page">
        <style:background-image/>
      </style:table-cell-properties>
    </style:style>
    <style:style style:name="Table2.A2" style:family="table-cell">
      <style:table-cell-properties style:vertical-align="middle" fo:background-color="#eeeeee" fo:padding="0in" fo:border="none" style:writing-mode="page">
        <style:background-image/>
      </style:table-cell-properties>
    </style:style>
    <style:style style:name="Table2.B2" style:family="table-cell">
      <style:table-cell-properties style:vertical-align="bottom" fo:background-color="#eeeeee" fo:padding="0in" fo:border="none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in" fo:border-left="none" fo:border-right="none" fo:border-top="0.75pt solid #999999" fo:border-bottom="none" style:writing-mode="page">
        <style:background-image/>
      </style:table-cell-properties>
    </style:style>
    <style:style style:name="Table2.B3" style:family="table-cell">
      <style:table-cell-properties style:vertical-align="top" fo:background-color="#eeeeee" fo:padding="0in" fo:border="none" style:writing-mode="page">
        <style:background-image/>
      </style:table-cell-properties>
    </style:style>
    <style:style style:name="Table2.A4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2.B4" style:family="table-cell">
      <style:table-cell-properties style:vertical-align="top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266be1" officeooo:paragraph-rsid="00266be1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officeooo:rsid="0011b8df" officeooo:paragraph-rsid="0011b8df"/>
    </style:style>
    <style:style style:name="P4" style:family="paragraph" style:parent-style-name="Text_20_body">
      <style:text-properties officeooo:rsid="00127aa3" officeooo:paragraph-rsid="00127aa3"/>
    </style:style>
    <style:style style:name="P5" style:family="paragraph" style:parent-style-name="Text_20_body">
      <style:paragraph-properties fo:text-align="center" style:justify-single-word="false"/>
      <style:text-properties officeooo:rsid="0012ba51" officeooo:paragraph-rsid="0012ba51"/>
    </style:style>
    <style:style style:name="P6" style:family="paragraph" style:parent-style-name="Text_20_body">
      <style:paragraph-properties fo:text-align="start" style:justify-single-word="false"/>
      <style:text-properties officeooo:rsid="0012ba51" officeooo:paragraph-rsid="0012ba51"/>
    </style:style>
    <style:style style:name="P7" style:family="paragraph" style:parent-style-name="Text_20_body">
      <style:paragraph-properties fo:text-align="center" style:justify-single-word="false"/>
      <style:text-properties officeooo:rsid="00142a9c" officeooo:paragraph-rsid="00142a9c"/>
    </style:style>
    <style:style style:name="P8" style:family="paragraph" style:parent-style-name="Text_20_body">
      <style:text-properties officeooo:rsid="00266be1" officeooo:paragraph-rsid="002a5379"/>
    </style:style>
    <style:style style:name="P9" style:family="paragraph" style:parent-style-name="Text_20_body">
      <style:text-properties officeooo:rsid="002a5379" officeooo:paragraph-rsid="002a5379"/>
    </style:style>
    <style:style style:name="P10" style:family="paragraph" style:parent-style-name="Text_20_body">
      <style:text-properties officeooo:rsid="002e598d" officeooo:paragraph-rsid="002e598d"/>
    </style:style>
    <style:style style:name="P11" style:family="paragraph" style:parent-style-name="Text_20_body">
      <style:text-properties officeooo:rsid="0030e4ba" officeooo:paragraph-rsid="0030e4ba"/>
    </style:style>
    <style:style style:name="P12" style:family="paragraph" style:parent-style-name="Text_20_body">
      <style:text-properties officeooo:paragraph-rsid="0032570e"/>
    </style:style>
    <style:style style:name="P13" style:family="paragraph" style:parent-style-name="Text_20_body">
      <style:text-properties officeooo:paragraph-rsid="00341beb"/>
    </style:style>
    <style:style style:name="P14" style:family="paragraph" style:parent-style-name="Text_20_body">
      <style:text-properties officeooo:paragraph-rsid="003589bc"/>
    </style:style>
    <style:style style:name="P15" style:family="paragraph" style:parent-style-name="Text_20_body">
      <style:text-properties officeooo:rsid="00379a0a" officeooo:paragraph-rsid="00379a0a"/>
    </style:style>
    <style:style style:name="P16" style:family="paragraph" style:parent-style-name="Text_20_body">
      <style:text-properties officeooo:paragraph-rsid="00379a0a"/>
    </style:style>
    <style:style style:name="P17" style:family="paragraph" style:parent-style-name="Text_20_body">
      <style:text-properties officeooo:paragraph-rsid="003905e9"/>
    </style:style>
    <style:style style:name="P18" style:family="paragraph" style:parent-style-name="Text_20_body">
      <style:text-properties officeooo:rsid="003cabd7" officeooo:paragraph-rsid="003cabd7"/>
    </style:style>
    <style:style style:name="P19" style:family="paragraph" style:parent-style-name="Text_20_body">
      <style:text-properties officeooo:rsid="003f0a51" officeooo:paragraph-rsid="003f0a51"/>
    </style:style>
    <style:style style:name="P20" style:family="paragraph" style:parent-style-name="Text_20_body">
      <style:text-properties officeooo:rsid="003905e9" officeooo:paragraph-rsid="003905e9"/>
    </style:style>
    <style:style style:name="P21" style:family="paragraph" style:parent-style-name="Contents_20_Heading">
      <style:paragraph-properties fo:text-align="center" style:justify-single-word="false" fo:break-before="page"/>
      <style:text-properties officeooo:paragraph-rsid="00266be1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58a21" officeooo:paragraph-rsid="00358a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317b" officeooo:paragraph-rsid="001b31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58a21" officeooo:paragraph-rsid="00358a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58a21" officeooo:paragraph-rsid="00358a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baa11" officeooo:paragraph-rsid="004baa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Heading_20_1">
      <style:text-properties officeooo:rsid="00323ad0" officeooo:paragraph-rsid="00323ad0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text-properties officeooo:paragraph-rsid="002a5379"/>
    </style:style>
    <style:style style:name="P33" style:family="paragraph" style:parent-style-name="Heading_20_2">
      <style:text-properties officeooo:paragraph-rsid="0032570e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Text_20_body" style:master-page-name="First_20_Page">
      <style:paragraph-properties style:page-number="auto"/>
    </style:style>
    <style:style style:name="P36" style:family="paragraph" style:parent-style-name="Text_20_body" style:list-style-name="L1">
      <style:text-properties officeooo:paragraph-rsid="003589bc"/>
    </style:style>
    <style:style style:name="P37" style:family="paragraph" style:parent-style-name="Text_20_body" style:list-style-name="L2">
      <style:text-properties officeooo:paragraph-rsid="003589bc"/>
    </style:style>
    <style:style style:name="P38" style:family="paragraph" style:parent-style-name="Text_20_body" style:list-style-name="L3">
      <style:text-properties officeooo:paragraph-rsid="003589bc"/>
    </style:style>
    <style:style style:name="P39" style:family="paragraph" style:parent-style-name="Text_20_body" style:list-style-name="L4">
      <style:text-properties officeooo:paragraph-rsid="003589bc"/>
    </style:style>
    <style:style style:name="P40" style:family="paragraph" style:parent-style-name="Text_20_body" style:list-style-name="L5">
      <style:text-properties officeooo:paragraph-rsid="003589bc"/>
    </style:style>
    <style:style style:name="P41" style:family="paragraph" style:parent-style-name="Text_20_body" style:list-style-name="L6">
      <style:text-properties officeooo:paragraph-rsid="003589bc"/>
    </style:style>
    <style:style style:name="P42" style:family="paragraph" style:parent-style-name="Text_20_body" style:list-style-name="L7">
      <style:text-properties officeooo:rsid="003cabd7" officeooo:paragraph-rsid="0047674b"/>
    </style:style>
    <style:style style:name="P43" style:family="paragraph" style:parent-style-name="Text_20_body" style:list-style-name="L7">
      <style:text-properties officeooo:rsid="003cabd7" officeooo:paragraph-rsid="003cabd7"/>
    </style:style>
    <style:style style:name="P44" style:family="paragraph" style:parent-style-name="Text_20_body" style:list-style-name="L7">
      <style:text-properties officeooo:rsid="0047674b" officeooo:paragraph-rsid="0047674b"/>
    </style:style>
    <style:style style:name="P45" style:family="paragraph" style:parent-style-name="Text_20_body" style:list-style-name="L12">
      <style:text-properties officeooo:rsid="0047674b" officeooo:paragraph-rsid="0047674b"/>
    </style:style>
    <style:style style:name="P46" style:family="paragraph" style:parent-style-name="Text_20_body" style:list-style-name="L8">
      <style:text-properties officeooo:rsid="00379a0a" officeooo:paragraph-rsid="00379a0a"/>
    </style:style>
    <style:style style:name="P47" style:family="paragraph" style:parent-style-name="Text_20_body" style:list-style-name="L9">
      <style:text-properties officeooo:rsid="00379a0a" officeooo:paragraph-rsid="00379a0a"/>
    </style:style>
    <style:style style:name="P48" style:family="paragraph" style:parent-style-name="Text_20_body" style:list-style-name="L9">
      <style:text-properties officeooo:paragraph-rsid="00379a0a"/>
    </style:style>
    <style:style style:name="P49" style:family="paragraph" style:parent-style-name="Text_20_body" style:list-style-name="L9">
      <style:text-properties officeooo:paragraph-rsid="00408c6b"/>
    </style:style>
    <style:style style:name="P50" style:family="paragraph" style:parent-style-name="Text_20_body" style:list-style-name="L9">
      <style:text-properties officeooo:rsid="00408c6b" officeooo:paragraph-rsid="00408c6b"/>
    </style:style>
    <style:style style:name="P51" style:family="paragraph" style:parent-style-name="Text_20_body" style:list-style-name="L9">
      <style:text-properties officeooo:rsid="0040b0f9" officeooo:paragraph-rsid="0040b0f9"/>
    </style:style>
    <style:style style:name="P52" style:family="paragraph" style:parent-style-name="Text_20_body" style:list-style-name="L10">
      <style:text-properties officeooo:rsid="003f0a51" officeooo:paragraph-rsid="003f0a51"/>
    </style:style>
    <style:style style:name="P53" style:family="paragraph" style:parent-style-name="Text_20_body" style:list-style-name="L11">
      <style:text-properties officeooo:rsid="003905e9" officeooo:paragraph-rsid="003905e9"/>
    </style:style>
    <style:style style:name="P54" style:family="paragraph" style:parent-style-name="Text_20_body" style:list-style-name="L12">
      <style:text-properties officeooo:rsid="003905e9" officeooo:paragraph-rsid="003905e9"/>
    </style:style>
    <style:style style:name="P55" style:family="paragraph" style:parent-style-name="Text_20_body" style:list-style-name="L11">
      <style:text-properties officeooo:rsid="00425727" officeooo:paragraph-rsid="00425727"/>
    </style:style>
    <style:style style:name="T1" style:family="text">
      <style:text-properties officeooo:rsid="00142a9c"/>
    </style:style>
    <style:style style:name="T2" style:family="text">
      <style:text-properties officeooo:rsid="00193e45"/>
    </style:style>
    <style:style style:name="T3" style:family="text">
      <style:text-properties officeooo:rsid="0022f7b0"/>
    </style:style>
    <style:style style:name="T4" style:family="text">
      <style:text-properties officeooo:rsid="0027373e"/>
    </style:style>
    <style:style style:name="T5" style:family="text">
      <style:text-properties officeooo:rsid="0032570e"/>
    </style:style>
    <style:style style:name="T6" style:family="text">
      <style:text-properties officeooo:rsid="003589bc"/>
    </style:style>
    <style:style style:name="T7" style:family="text">
      <style:text-properties officeooo:rsid="00358a21"/>
    </style:style>
    <style:style style:name="T8" style:family="text">
      <style:text-properties officeooo:rsid="00379a0a"/>
    </style:style>
    <style:style style:name="T9" style:family="text">
      <style:text-properties officeooo:rsid="003905e9"/>
    </style:style>
    <style:style style:name="T10" style:family="text">
      <style:text-properties officeooo:rsid="003cabd7"/>
    </style:style>
    <style:style style:name="T11" style:family="text">
      <style:text-properties officeooo:rsid="003e2026"/>
    </style:style>
    <style:style style:name="T12" style:family="text">
      <style:text-properties officeooo:rsid="00408c6b"/>
    </style:style>
    <style:style style:name="T13" style:family="text">
      <style:text-properties officeooo:rsid="0043bdac"/>
    </style:style>
    <style:style style:name="T14" style:family="text">
      <style:text-properties officeooo:rsid="0044775d"/>
    </style:style>
    <style:style style:name="T15" style:family="text">
      <style:text-properties officeooo:rsid="00467fdb"/>
    </style:style>
    <style:style style:name="T16" style:family="text">
      <style:text-properties officeooo:rsid="0047674b"/>
    </style:style>
    <style:style style:name="T17" style:family="text">
      <style:text-properties officeooo:rsid="00493a56"/>
    </style:style>
    <style:style style:name="T18" style:family="text">
      <style:text-properties officeooo:rsid="004baa1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Backwater Horizon</text:p>
      <text:p text:style-name="Subtitle">Game Design Documen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Matthew Bloom</text:p>
      <text:p text:style-name="P7">Version <text:span text:style-name="T4">1.0</text:span></text:p>
      <text:p text:style-name="P5"><text:span text:style-name="T1">Date: </text:span>6/20/2019</text:p>
      <text:p text:style-name="P6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29"><text:a xlink:type="simple" xlink:href="#__RefHeading___Toc106_78790972" text:style-name="Index_20_Link" text:visited-style-name="Index_20_Link">High Level Overview<text:tab/>3</text:a></text:p>
          <text:p text:style-name="P2"><text:a xlink:type="simple" xlink:href="#__RefHeading___Toc327_78790972" text:style-name="Index_20_Link" text:visited-style-name="Index_20_Link">Concept Statement<text:tab/>3</text:a></text:p>
          <text:p text:style-name="P2"><text:a xlink:type="simple" xlink:href="#__RefHeading___Toc329_78790972" text:style-name="Index_20_Link" text:visited-style-name="Index_20_Link">Genre<text:tab/>3</text:a></text:p>
          <text:p text:style-name="P2"><text:a xlink:type="simple" xlink:href="#__RefHeading___Toc331_78790972" text:style-name="Index_20_Link" text:visited-style-name="Index_20_Link">Target Audience<text:tab/>3</text:a></text:p>
          <text:p text:style-name="P2"><text:a xlink:type="simple" xlink:href="#__RefHeading___Toc333_78790972" text:style-name="Index_20_Link" text:visited-style-name="Index_20_Link">Player Experience<text:tab/>3</text:a></text:p>
          <text:p text:style-name="P2"><text:a xlink:type="simple" xlink:href="#__RefHeading___Toc335_78790972" text:style-name="Index_20_Link" text:visited-style-name="Index_20_Link">Current Target Platform<text:tab/>3</text:a></text:p>
          <text:p text:style-name="P2"><text:a xlink:type="simple" xlink:href="#__RefHeading___Toc337_78790972" text:style-name="Index_20_Link" text:visited-style-name="Index_20_Link">Art, Sound and Music<text:tab/>3</text:a></text:p>
          <text:p text:style-name="P29"><text:a xlink:type="simple" xlink:href="#__RefHeading___Toc339_78790972" text:style-name="Index_20_Link" text:visited-style-name="Index_20_Link">Player Objectives and Progression<text:tab/>4</text:a></text:p>
          <text:p text:style-name="P29"><text:a xlink:type="simple" xlink:href="#__RefHeading___Toc341_78790972" text:style-name="Index_20_Link" text:visited-style-name="Index_20_Link">Tools<text:tab/>5</text:a></text:p>
          <text:p text:style-name="P29"><text:a xlink:type="simple" xlink:href="#__RefHeading___Toc343_78790972" text:style-name="Index_20_Link" text:visited-style-name="Index_20_Link">Localization<text:tab/>6</text:a></text:p>
        </text:index-body>
      </text:table-of-content>
      <text:p text:style-name="P4"/>
      <text:h text:style-name="P31" text:outline-level="1">Revision History</text:h>
      <text:p text:style-name="Horizontal_20_Line"/>
      <text:h text:style-name="P32" text:outline-level="2">Version 1.0</text:h>
      <text:p text:style-name="P9">xx/xx/xxxx</text:p>
      <text:p text:style-name="P8"/>
      <text:h text:style-name="P31" text:outline-level="1"><text:bookmark-start text:name="__RefHeading___Toc106_78790972"/>High Level Overview<text:bookmark-end text:name="__RefHeading___Toc106_78790972"/></text:h>
      <text:p text:style-name="Horizontal_20_Line"/>
      <text:h text:style-name="Heading_20_2" text:outline-level="2"><text:bookmark-start text:name="__RefHeading___Toc327_78790972"/>Concept Statement<text:bookmark-end text:name="__RefHeading___Toc327_78790972"/></text:h>
      <text:h text:style-name="Heading_20_2" text:outline-level="2"><text:bookmark-start text:name="__RefHeading___Toc329_78790972"/><text:bookmark text:name="h.p_BP2LNHsTcjzV"/>Genre<text:bookmark-end text:name="__RefHeading___Toc329_78790972"/></text:h>
      <text:p text:style-name="P10">Top-down, turn-based, tactical RPG</text:p>
      <text:h text:style-name="Heading_20_2" text:outline-level="2"><text:bookmark-start text:name="__RefHeading___Toc331_78790972"/>Target Audience<text:bookmark-end text:name="__RefHeading___Toc331_78790972"/></text:h>
      <text:p text:style-name="P11">ESRB rating M (mature): Content is generally suitable for ages 17 and up. May contain intense violence, blood and gore, sexual content and/or strong language.</text:p>
      <text:p text:style-name="P11"/>
      <text:h text:style-name="Heading_20_2" text:outline-level="2"><text:bookmark-start text:name="__RefHeading___Toc333_78790972"/>Player Experience<text:bookmark-end text:name="__RefHeading___Toc333_78790972"/></text:h>
      <text:h text:style-name="Heading_20_2" text:outline-level="2"><text:bookmark-start text:name="__RefHeading___Toc335_78790972"/>Current Target Platform<text:bookmark-end text:name="__RefHeading___Toc335_78790972"/></text:h>
      <text:h text:style-name="Heading_20_2" text:outline-level="2"><text:bookmark-start text:name="__RefHeading___Toc337_78790972"/>Art, <text:span text:style-name="T2">S</text:span>ound and <text:span text:style-name="T2">M</text:span>usic<text:bookmark-end text:name="__RefHeading___Toc337_78790972"/></text:h>
      <text:p text:style-name="Text_20_body"/>
      <text:h text:style-name="P31" text:outline-level="1"><text:bookmark-start text:name="__RefHeading___Toc339_78790972"/>Player Objectives and Progression<text:bookmark-end text:name="__RefHeading___Toc339_78790972"/></text:h>
      <text:p text:style-name="Horizontal_20_Line"/>
      <text:h text:style-name="Heading_20_2" text:outline-level="2">The Player</text:h>
      <text:p text:style-name="Text_20_body">*****Who is the player in the game? You may want to link to a page for player personas that you have created for the game.</text:p>
      <text:p text:style-name="Text_20_body"/>
      <text:h text:style-name="Heading_20_2" text:outline-level="2">Beginning of the Game</text:h>
      <text:p text:style-name="Text_20_body">*****Synopsis of what the player knows when the game starts, and any following in-game narrative.</text:p>
      <text:p text:style-name="Text_20_body"/>
      <text:p text:style-name="Text_20_body"/>
      <text:h text:style-name="Heading_20_2" text:outline-level="2">Player Goals</text:h>
      <text:p text:style-name="Text_20_body">*****The player’s primary goals and how they progress to them, including which parts are linear or based on player choices.</text:p>
      <text:p text:style-name="P13">*****Short-term and long-term goals the player has as they play, and how these evolve.</text:p>
      <text:p text:style-name="Text_20_body"/>
      <text:h text:style-name="Heading_20_2" text:outline-level="2">Gameplay</text:h>
      <text:p text:style-name="Text_20_body">*****Moment-by-moment gameplay (with links to UI section).</text:p>
      <text:p text:style-name="Text_20_body"/>
      <text:h text:style-name="P31" text:outline-level="1">Game World and Background</text:h>
      <text:p text:style-name="Horizontal_20_Line"/>
      <text:h text:style-name="Heading_20_2" text:outline-level="2">Backstory <text:span text:style-name="T3">Overview</text:span></text:h>
      <text:list xml:id="list211065332" text:style-name="L1">
        <text:list-item>
          <text:p text:style-name="P36"><text:span text:style-name="T6">I</text:span>mportant elements of the world fiction that set the stage for the game, but do not directly affect the gameplay.</text:p>
        </text:list-item>
      </text:list>
      <text:p text:style-name="P14"/>
      <text:h text:style-name="Heading_20_2" text:outline-level="2">World <text:span text:style-name="T3">O</text:span>rganization</text:h>
      <text:list xml:id="list3020260316" text:style-name="L2">
        <text:list-item>
          <text:p text:style-name="P37">MVP levels, locations, zones, chapters – including introductory or tutorial areas.</text:p>
        </text:list-item>
      </text:list>
      <text:p text:style-name="P14"/>
      <text:h text:style-name="Heading_20_2" text:outline-level="2">Game World Physics</text:h>
      <text:list xml:id="list937761568" text:style-name="L3">
        <text:list-item>
          <text:p text:style-name="P38"><text:span text:style-name="T6">R</text:span>unning, flying, falling, etc., -- anything of note for the design.</text:p>
        </text:list-item>
      </text:list>
      <text:p text:style-name="P14"/>
      <text:h text:style-name="Heading_20_2" text:outline-level="2">Story Progression</text:h>
      <text:list xml:id="list4033370853" text:style-name="L4">
        <text:list-item>
          <text:p text:style-name="P39">How does the player move through the game in terms of locations, chapters, etc.</text:p>
        </text:list-item>
      </text:list>
      <text:p text:style-name="P14"/>
      <text:h text:style-name="Heading_20_2" text:outline-level="2">Easter Eggs</text:h>
      <text:list xml:id="list2863135547" text:style-name="L5">
        <text:list-item>
          <text:p text:style-name="P40">Easter Eggs planned, if any.</text:p>
        </text:list-item>
      </text:list>
      <text:p text:style-name="P14"/>
      <text:h text:style-name="Heading_20_2" text:outline-level="2">Detailed World Fiction</text:h>
      <text:list xml:id="list146830637" text:style-name="L6">
        <text:list-item>
          <text:p text:style-name="P41">Link to a separate page with full detailed world fiction. This can be important to have as background for designers, but shouldn't get in the way of the rest of the game design.</text:p>
        </text:list-item>
      </text:list>
      <text:h text:style-name="P31" text:outline-level="1">User Interface</text:h>
      <text:p text:style-name="Horizontal_20_Line"/>
      <text:h text:style-name="P30" text:outline-level="1">Control Schemes</text:h>
      <text:p text:style-name="Text_20_body">*****Specifics of all needed control schemes (selection, activation, radial or context menu use, tapping, dragging, etc.), ensuring that these are consistent across the game</text:p>
      <text:p text:style-name="Text_20_body"/>
      <text:h text:style-name="Heading_20_2" text:outline-level="2">Screen <text:span text:style-name="T5">F</text:span>low <text:span text:style-name="T5">M</text:span>ockups</text:h>
      <text:p text:style-name="P12">*****<text:span text:style-name="T5">E</text:span>ach screen/menu in full functional detail (wireframe, no art), showing the player’s flow through all aspects of the game.</text:p>
      <text:p text:style-name="P12"/>
      <text:h text:style-name="Heading_20_2" text:outline-level="2"><text:span text:style-name="T5">On-Screen Control </text:span>Mockups</text:h>
      <text:p text:style-name="P12">*****<text:span text:style-name="T5">F</text:span>or on-screen controls (with links to individual features and systems).</text:p>
      <text:p text:style-name="P12"/>
      <text:h text:style-name="Heading_20_2" text:outline-level="2">Help <text:span text:style-name="T5">System</text:span></text:h>
      <text:p text:style-name="Text_20_body"/>
      <text:h text:style-name="P33" text:outline-level="2">Game <text:span text:style-name="T5">O</text:span>ptions</text:h>
      <text:p text:style-name="Text_20_body">*****<text:span text:style-name="T5">A</text:span>udio, visual, game save, etc.</text:p>
      <text:p text:style-name="Text_20_body"/>
      <text:h text:style-name="P31" text:outline-level="1">Art and Sound Style</text:h>
      <text:p text:style-name="Horizontal_20_Line"/>
      <text:p text:style-name="Text_20_body"/>
      <text:h text:style-name="P31" text:outline-level="1">MVP System and Features</text:h>
      <text:p text:style-name="Horizontal_20_Line"/>
      <text:p text:style-name="Text_20_body"/>
      <text:h text:style-name="P31" text:outline-level="1"><text:bookmark-start text:name="__RefHeading___Toc341_78790972"/>Tools<text:bookmark-end text:name="__RefHeading___Toc341_78790972"/></text:h>
      <text:p text:style-name="Horizontal_20_Line"/>
      <text:p text:style-name="Text_20_body"/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Tool</text:p>
          </table:table-cell>
          <table:table-cell table:style-name="Table1.A1" office:value-type="string">
            <text:p text:style-name="P22">Name</text:p>
          </table:table-cell>
          <table:table-cell table:style-name="Table1.A1" office:value-type="string">
            <text:p text:style-name="P22">Version</text:p>
          </table:table-cell>
          <table:table-cell table:style-name="Table1.A1" office:value-type="string">
            <text:p text:style-name="P22">Description</text:p>
          </table:table-cell>
        </table:table-row>
        <table:table-row>
          <table:table-cell table:style-name="Table1.A2" office:value-type="string">
            <text:p text:style-name="P25">2D Art Asset Creation</text:p>
          </table:table-cell>
          <table:table-cell table:style-name="Table1.A2" office:value-type="string">
            <text:p text:style-name="P25">Krita</text:p>
          </table:table-cell>
          <table:table-cell table:style-name="Table1.A2" office:value-type="string">
            <text:p text:style-name="P25">4.1.7</text:p>
          </table:table-cell>
          <table:table-cell table:style-name="Table1.A2" office:value-type="string">
            <text:p text:style-name="P24">Krita is a professional FREE and open source painting program. It is made by artists that want to see affordable art tools for everyone.</text:p>
            <text:p text:style-name="P24"/>
            <text:p text:style-name="P24"><text:a xlink:type="simple" xlink:href="https://krita.org/en/" text:style-name="Internet_20_link" text:visited-style-name="Visited_20_Internet_20_Link">https://krita.org/en/</text:a> </text:p>
          </table:table-cell>
        </table:table-row>
        <table:table-row table:style-name="Table1.1">
          <table:table-cell table:style-name="Table1.A2" office:value-type="string">
            <text:p text:style-name="P24">Game Engine</text:p>
          </table:table-cell>
          <table:table-cell table:style-name="Table1.A2" office:value-type="string">
            <text:p text:style-name="P24">Godot</text:p>
          </table:table-cell>
          <table:table-cell table:style-name="Table1.A2" office:value-type="string">
            <text:p text:style-name="P24">3.1-stable</text:p>
          </table:table-cell>
          <table:table-cell table:style-name="Table1.A2" office:value-type="string">
            <text:p text:style-name="P24">Free and open source 2D and 3D game engine.</text:p>
            <text:p text:style-name="P24"/>
            <text:p text:style-name="P24"><text:a xlink:type="simple" xlink:href="https://godotengine.org/" text:style-name="Internet_20_link" text:visited-style-name="Visited_20_Internet_20_Link">https://godotengine.org/</text:a> </text:p>
          </table:table-cell>
        </table:table-row>
        <table:table-row table:style-name="Table1.1">
          <table:table-cell table:style-name="Table1.A4" office:value-type="string">
            <text:p text:style-name="P28">Nonlinear Story Development</text:p>
          </table:table-cell>
          <table:table-cell table:style-name="Table1.A4" office:value-type="string">
            <text:p text:style-name="P28">Twine</text:p>
          </table:table-cell>
          <table:table-cell table:style-name="Table1.A4" office:value-type="string">
            <text:p text:style-name="P28">2.3.2</text:p>
          </table:table-cell>
          <table:table-cell table:style-name="Table1.A4" office:value-type="string">
            <text:p text:style-name="P24"><text:span text:style-name="T18">A</text:span>n open-source tool for telling interactive, nonlinear stories.</text:p>
            <text:p text:style-name="P24"/>
            <text:p text:style-name="P24"><text:a xlink:type="simple" xlink:href="https://twinery.org/" text:style-name="Internet_20_link" text:visited-style-name="Visited_20_Internet_20_Link">https://twinery.org/</text:a> </text:p>
          </table:table-cell>
        </table:table-row>
      </table:table>
      <text:p text:style-name="Text_20_body"/>
      <text:h text:style-name="P31" text:outline-level="1"><text:bookmark-start text:name="__RefHeading___Toc343_78790972"/>Localization<text:bookmark-end text:name="__RefHeading___Toc343_78790972"/></text:h>
      <text:p text:style-name="Horizontal_20_Line"/>
      <text:p text:style-name="Text_20_body"/>
      <text:h text:style-name="P31" text:outline-level="1">Technical Documentation</text:h>
      <text:p text:style-name="Horizontal_20_Line"/>
      <text:p text:style-name="Text_20_body"/>
      <text:h text:style-name="P31" text:outline-level="1">Game Entities and Objects</text:h>
      <text:p text:style-name="Horizontal_20_Line"/>
      <text:p text:style-name="Text_20_body"/>
      <text:h text:style-name="P31" text:outline-level="1">Detailed Assets List</text:h>
      <text:p text:style-name="Horizontal_20_Line"/>
      <text:p text:style-name="Text_20_body"/>
      <text:h text:style-name="P31" text:outline-level="1">Ideas and Questions</text:h>
      <text:p text:style-name="Horizontal_20_Line"/>
      <text:p text:style-name="Text_20_body"/>
      <text:h text:style-name="P31" text:outline-level="1">Prototypes and Playtesting</text:h>
      <text:p text:style-name="Horizontal_20_Line"/>
      <text:p text:style-name="Text_20_body"/>
      <text:h text:style-name="P31" text:outline-level="1">Archives</text:h>
      <text:p text:style-name="Horizontal_20_Line"/>
      <text:p text:style-name="Text_20_body"/>
      <text:h text:style-name="P31" text:outline-level="1">Appendix</text:h>
      <text:p text:style-name="Horizontal_20_Line"/>
      <text:h text:style-name="Heading_20_2" text:outline-level="2">Appendix A: <text:span text:style-name="T7">Acronyms</text:span></text:h>
      <text:p text:style-name="Text_20_body"/>
      <table:table table:name="Table2" table:style-name="Table2" table:template-name="Elegant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Acronym</text:p>
          </table:table-cell>
          <table:table-cell table:style-name="Table2.A1" office:value-type="string">
            <text:p text:style-name="P23">Description</text:p>
          </table:table-cell>
        </table:table-row>
        <table:table-row table:style-name="Table2.1">
          <table:table-cell table:style-name="Table2.A2" office:value-type="string">
            <text:p text:style-name="P27">GDD</text:p>
          </table:table-cell>
          <table:table-cell table:style-name="Table2.B2" office:value-type="string">
            <text:p text:style-name="P26">Game Design Document</text:p>
          </table:table-cell>
        </table:table-row>
        <table:table-row table:style-name="Table2.1">
          <table:table-cell table:style-name="Table2.A3" office:value-type="string">
            <text:p text:style-name="P27">MVP</text:p>
          </table:table-cell>
          <table:table-cell table:style-name="Table2.B3" office:value-type="string">
            <text:p text:style-name="P26">Minimum Viable Product</text:p>
          </table:table-cell>
        </table:table-row>
        <table:table-row table:style-name="Table2.1">
          <table:table-cell table:style-name="Table2.A4" office:value-type="string">
            <text:p text:style-name="P27">RPG</text:p>
          </table:table-cell>
          <table:table-cell table:style-name="Table2.B4" office:value-type="string">
            <text:p text:style-name="P26">Role-Playing Game</text:p>
          </table:table-cell>
        </table:table-row>
      </table:table>
      <text:p text:style-name="Text_20_body"/>
      <text:p text:style-name="Text_20_body"/>
      <text:h text:style-name="P34" text:outline-level="2">Appendix B: <text:span text:style-name="T9">Media Influences and </text:span>Game References</text:h>
      <text:h text:style-name="Heading_20_3" text:outline-level="3">Empires, <text:span text:style-name="T15">Mercenary Groups, and </text:span>Races <text:span text:style-name="T10">from History</text:span></text:h>
      <text:list xml:id="list1039963283" text:style-name="L7">
        <text:list-item>
          <text:p text:style-name="P42">America<text:span text:style-name="T16">n</text:span> western frontier life</text:p>
        </text:list-item>
        <text:list-item>
          <text:p text:style-name="P43">Mongol Hordes</text:p>
        </text:list-item>
        <text:list-item>
          <text:p text:style-name="P43">Norse/Vikings <text:span text:style-name="T11">and their mythology</text:span></text:p>
        </text:list-item>
        <text:list-item>
          <text:p text:style-name="P43">Three Kingdoms Era of China</text:p>
        </text:list-item>
        <text:list-item>
          <text:p text:style-name="P44">Varangian Guard</text:p>
        </text:list-item>
      </text:list>
      <text:p text:style-name="P18"/>
      <text:h text:style-name="Heading_20_3" text:outline-level="3">Games</text:h>
      <text:list xml:id="list1748371570" text:style-name="L8">
        <text:list-item>
          <text:p text:style-name="P46">Anarchy Online</text:p>
          <text:list>
            <text:list-item>
              <text:p text:style-name="P46">Multiple class systems that are pretty unique (engineer, metaphysicist, etc).</text:p>
            </text:list-item>
            <text:list-item>
              <text:p text:style-name="P46">Implant mechanic </text:p>
            </text:list-item>
          </text:list>
        </text:list-item>
      </text:list>
      <text:p text:style-name="P16"/>
      <text:list xml:id="list2207914964" text:style-name="L9">
        <text:list-item>
          <text:p text:style-name="P48"><text:span text:style-name="T8">Cross Code </text:span><text:a xlink:type="simple" xlink:href="https://www.youtube.com/watch?v=V-8y8HgR-Fs" text:style-name="Internet_20_link" text:visited-style-name="Visited_20_Internet_20_Link">https://www.youtube.com/watch?v=V-8y8HgR-Fs</text:a> </text:p>
          <text:list>
            <text:list-item>
              <text:p text:style-name="P47">Top-down 2D (orthographic) art style</text:p>
            </text:list-item>
            <text:list-item>
              <text:p text:style-name="P47">Variable terrain heights that the player can scale</text:p>
            </text:list-item>
          </text:list>
        </text:list-item>
      </text:list>
      <text:p text:style-name="P15"/>
      <text:list xml:id="list222409037074785" text:continue-numbering="true" text:style-name="L9">
        <text:list-item>
          <text:p text:style-name="P47">Mass Effect Trilogy</text:p>
          <text:list>
            <text:list-item>
              <text:p text:style-name="P47">Branching dialogue and story</text:p>
            </text:list-item>
            <text:list-item>
              <text:p text:style-name="P47">Unique squad members with their own side stories</text:p>
            </text:list-item>
            <text:list-item>
              <text:p text:style-name="P47">The Normandy (space ship) as an HQ for the team.</text:p>
            </text:list-item>
          </text:list>
        </text:list-item>
      </text:list>
      <text:p text:style-name="P15"/>
      <text:list xml:id="list222407977786341" text:continue-numbering="true" text:style-name="L9">
        <text:list-item>
          <text:p text:style-name="P49"><text:span text:style-name="T12">Ogre Tactics </text:span><text:a xlink:type="simple" xlink:href="https://www.youtube.com/watch?v=Hu_ybOeXnMI" text:style-name="Internet_20_link" text:visited-style-name="Visited_20_Internet_20_Link">https://www.youtube.com/watch?v=Hu_ybOeXnMI</text:a> </text:p>
          <text:list>
            <text:list-item>
              <text:p text:style-name="P50">Dialogue bubble system with player choices during conversation.</text:p>
            </text:list-item>
            <text:list-item>
              <text:p text:style-name="P50">Bust portraits for each character.</text:p>
            </text:list-item>
            <text:list-item>
              <text:p text:style-name="P50">Character art style</text:p>
            </text:list-item>
            <text:list-item>
              <text:p text:style-name="P51">Cutscene mechanics</text:p>
            </text:list-item>
          </text:list>
        </text:list-item>
      </text:list>
      <text:p text:style-name="P15"/>
      <text:list xml:id="list222407628188152" text:continue-numbering="true" text:style-name="L9">
        <text:list-item>
          <text:p text:style-name="P48"><text:span text:style-name="T8">Shining Force I/II </text:span><text:a xlink:type="simple" xlink:href="https://www.youtube.com/watch?v=pewTGCkt4qE" text:style-name="Internet_20_link" text:visited-style-name="Visited_20_Internet_20_Link">https://www.youtube.com/watch?v=pewTGCkt4qE</text:a> </text:p>
          <text:list>
            <text:list-item>
              <text:p text:style-name="P47">2D top-down (orthographic) overworld navigation style</text:p>
            </text:list-item>
            <text:list-item>
              <text:p text:style-name="P47">Camera system for shifting between players and events (battles, overworld, etc)</text:p>
            </text:list-item>
            <text:list-item>
              <text:p text:style-name="P47">Turn-order is based on a character’s movement speed rather than whole teams moving at once</text:p>
            </text:list-item>
          </text:list>
        </text:list-item>
      </text:list>
      <text:p text:style-name="P15"/>
      <text:list xml:id="list222408788855450" text:continue-numbering="true" text:style-name="L9">
        <text:list-item>
          <text:p text:style-name="P48"><text:span text:style-name="T8">XCOM: Enemy Unknown </text:span><text:a xlink:type="simple" xlink:href="https://www.youtube.com/watch?v=-0KNOGNxDVY" text:style-name="Internet_20_link" text:visited-style-name="Visited_20_Internet_20_Link">https://www.youtube.com/watch?v=-0KNOGNxDVY</text:a> </text:p>
          <text:list>
            <text:list-item>
              <text:p text:style-name="P47">Cover mechanic</text:p>
            </text:list-item>
            <text:list-item>
              <text:p text:style-name="P47">Overwatch mechanic</text:p>
            </text:list-item>
            <text:list-item>
              <text:p text:style-name="P47">Fog of war mechanic</text:p>
              <text:list>
                <text:list-item>
                  <text:p text:style-name="P47">One of the sniper’s perks gives the whole team its sight distance. An interesting tactic that can be used in battle.</text:p>
                </text:list-item>
              </text:list>
            </text:list-item>
            <text:list-item>
              <text:p text:style-name="P47">Reload mechanic (but need to include ammo numbers)</text:p>
              <text:list>
                <text:list-item>
                  <text:p text:style-name="P47"><text:soft-page-break/>The drawback to the XCOM system is that the reload indicator is a weapon shape that is solid color when full and see-through when empty. This makes it hard for the player to determine if a move will completely drain a clip.</text:p>
                </text:list-item>
              </text:list>
            </text:list-item>
            <text:list-item>
              <text:p text:style-name="P47">Simple stat and loadout systems that make battles more strategic (prevent stat bloat like standard JRPGs).</text:p>
            </text:list-item>
          </text:list>
        </text:list-item>
      </text:list>
      <text:p text:style-name="P15"/>
      <text:h text:style-name="Heading_20_3" text:outline-level="3">Media</text:h>
      <text:list xml:id="list1805944733" text:style-name="L10">
        <text:list-item>
          <text:p text:style-name="P52">Alien movie</text:p>
          <text:list>
            <text:list-item>
              <text:p text:style-name="P52">The idea that there is something out there that just lives to consume and destroy.</text:p>
            </text:list-item>
          </text:list>
        </text:list-item>
      </text:list>
      <text:p text:style-name="P19"/>
      <text:list xml:id="list2975481043" text:style-name="L11">
        <text:list-item>
          <text:p text:style-name="P53">Blues Music</text:p>
          <text:list>
            <text:list-item>
              <text:p text:style-name="P53">Deep south, swamp blues</text:p>
            </text:list-item>
          </text:list>
        </text:list-item>
      </text:list>
      <text:p text:style-name="P17"/>
      <text:list xml:id="list222407928149884" text:continue-numbering="true" text:style-name="L11">
        <text:list-item>
          <text:p text:style-name="P55">Saga</text:p>
          <text:list>
            <text:list-item>
              <text:p text:style-name="P55">Comic-style art <text:span text:style-name="T14">(heavy black lines...especially the cover)</text:span>, <text:span text:style-name="T13">text bubbles, and action FX</text:span></text:p>
            </text:list-item>
          </text:list>
        </text:list-item>
      </text:list>
      <text:p text:style-name="P17"/>
      <text:list xml:id="list1066014566" text:style-name="L12">
        <text:list-item>
          <text:p text:style-name="P54">Space Western Genre</text:p>
          <text:list>
            <text:list-item>
              <text:p text:style-name="P54">Firefly gave a pretty good sense of western meets space opera.</text:p>
            </text:list-item>
          </text:list>
        </text:list-item>
      </text:list>
      <text:p text:style-name="P20"/>
      <text:list xml:id="list222408419158377" text:continue-numbering="true" text:style-name="L12">
        <text:list-item>
          <text:p text:style-name="P45">Star Wars</text:p>
          <text:list>
            <text:list-item>
              <text:p text:style-name="P45">Mandalorians <text:span text:style-name="T17">(both their warlike nature and tendency towards bounty hunting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style style:name="Elegant.1" style:family="table-cell">
      <style:table-cell-properties fo:border-top="2.01pt solid #000000" fo:border-bottom="0.74pt solid #000000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>
      <style:table-cell-properties fo:border-top="0.74pt solid #999999" fo:border-bottom="2.01pt solid #000000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>
      <style:table-cell-properties fo:background-color="#eeeeee" fo:border-bottom="0.74pt solid #999999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>
      <style:table-cell-properties fo:background-color="#eeeeee" fo:border-bottom="0.74pt solid #999999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>
      <style:table-cell-properties fo:background-color="#eeeeee" fo:border-bottom="0.74pt solid #999999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>
      <style:table-cell-properties fo:border-top="2.01pt solid #000000" fo:border-bottom="0.74pt solid #000000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>
      <style:table-cell-properties fo:border-top="2.01pt solid #000000" fo:border-bottom="0.74pt solid #000000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>
      <style:table-cell-properties fo:border-top="0.74pt solid #999999" fo:border-bottom="2.01pt solid #000000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>
      <style:table-cell-properties fo:border-top="0.74pt solid #999999" fo:border-bottom="2.01pt solid #000000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>
      <style:table-cell-properties fo:border-top="2.01pt solid #000000" fo:border-bottom="0.74pt solid #000000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>
      <style:table-cell-properties fo:border-top="0.74pt solid #999999" fo:border-bottom="2.01pt solid #000000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66be1" officeooo:paragraph-rsid="00266be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1">
      <style:footer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21:12:09.677000000</meta:creation-date>
    <dc:date>2019-06-22T12:55:34.258000000</dc:date>
    <meta:editing-duration>PT2H1M35S</meta:editing-duration>
    <meta:editing-cycles>61</meta:editing-cycles>
    <meta:generator>LibreOffice/6.2.0.3$Windows_X86_64 LibreOffice_project/98c6a8a1c6c7b144ce3cc729e34964b47ce25d62</meta:generator>
    <meta:document-statistic meta:table-count="2" meta:image-count="0" meta:object-count="0" meta:page-count="20" meta:paragraph-count="147" meta:word-count="836" meta:character-count="5237" meta:non-whitespace-character-count="4587"/>
  </office:meta>
</office:document-meta>
</file>